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99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445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0.96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 style:data-style-name="N8002"/>
    <style:style style:name="ce2" style:family="table-cell" style:parent-style-name="Excel_20_Built-in_20_Normal" style:data-style-name="N116"/>
    <style:style style:name="ce3" style:family="table-cell" style:parent-style-name="Excel_20_Built-in_20_Normal" style:data-style-name="N8002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 style:data-style-name="N8002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Excel_20_Built-in_20_Normal" style:data-style-name="N8002">
      <style:text-properties fo:color="#ff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Excel_20_Built-in_20_Normal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4" table:number-columns-repeated="1013" table:default-cell-style-name="ce1"/>
        <table:table-row table:style-name="ro1">
          <table:table-cell office:value-type="string">
            <text:p>Guyton,13th, 864:</text:p>
          </table:table-cell>
          <table:table-cell table:style-name="ce1" office:value-type="string">
            <text:p>energy per 70kg man [kcal/h]</text:p>
          </table:table-cell>
          <table:table-cell office:value-type="string">
            <text:p>energy per <text:s/>$C$12 kg man [kcal/h]</text:p>
          </table:table-cell>
          <table:table-cell office:value-type="string">
            <text:p>kcal/min</text:p>
          </table:table-cell>
          <table:table-cell office:value-type="string">
            <text:p>O2 mmol/min</text:p>
          </table:table-cell>
          <table:table-cell office:value-type="string">
            <text:p>O2 ml/min</text:p>
          </table:table-cell>
          <table:table-cell office:value-type="string">
            <text:p>CO2 mmol/min</text:p>
          </table:table-cell>
          <table:table-cell office:value-type="string">
            <text:p>CO2 ml(37°)/min</text:p>
          </table:table-cell>
          <table:table-cell office:value-type="string">
            <text:p>regulated alveolar pCO2 [mmHg]</text:p>
          </table:table-cell>
          <table:table-cell office:value-type="string">
            <text:p>alveolar ventilation of perfused alveoli L/min</text:p>
          </table:table-cell>
          <table:table-cell office:value-type="string">
            <text:p>cardiac output</text:p>
          </table:table-cell>
          <table:table-cell office:value-type="string">
            <text:p>perfused lung blood flow [L/min]</text:p>
          </table:table-cell>
          <table:table-cell office:value-type="string">
            <text:p>shunt blood flow</text:p>
          </table:table-cell>
          <table:table-cell office:value-type="string">
            <text:p>dtCO2 [mmol/l]</text:p>
          </table:table-cell>
          <table:table-cell office:value-type="string">
            <text:p>dtO2 [mmol/l]</text:p>
          </table:table-cell>
          <table:table-cell office:value-type="string">
            <text:p>alveolar tCO2 [mmol/l]</text:p>
          </table:table-cell>
          <table:table-cell office:value-type="string">
            <text:p>free dissolved CO2 in perfused alveolus <text:s/>[mmol/l]</text:p>
          </table:table-cell>
          <table:table-cell office:value-type="string">
            <text:p>tCO2 in perfused blood [mmol/l]</text:p>
          </table:table-cell>
          <table:table-cell office:value-type="string">
            <text:p>arterial tCO2 [mmol/l]</text:p>
          </table:table-cell>
          <table:table-cell office:value-type="string">
            <text:p>venous tCO2 [mmol/l]</text:p>
          </table:table-cell>
          <table:table-cell office:value-type="string">
            <text:p>inspired O2 [mmol/min]</text:p>
          </table:table-cell>
          <table:table-cell office:value-type="string">
            <text:p>expired O2 [mmol/min]</text:p>
          </table:table-cell>
          <table:table-cell office:value-type="string">
            <text:p>alveolar tO2 [mmol/l]</text:p>
          </table:table-cell>
          <table:table-cell office:value-type="string">
            <text:p>alveolar pO2</text:p>
          </table:table-cell>
          <table:table-cell office:value-type="string">
            <text:p>tO2 in perfused blood [mmol/l]</text:p>
          </table:table-cell>
          <table:table-cell office:value-type="string">
            <text:p>arterial tO2 [mmol/l]</text:p>
          </table:table-cell>
          <table:table-cell office:value-type="string">
            <text:p>arterial O2 saturation</text:p>
          </table:table-cell>
          <table:table-cell office:value-type="string">
            <text:p>venous tO2 [mmol/l]</text:p>
          </table:table-cell>
          <table:table-cell office:value-type="string">
            <text:p>venous O2 saturation</text:p>
          </table:table-cell>
          <table:table-cell table:number-columns-repeated="995"/>
        </table:table-row>
        <table:table-row table:style-name="ro1">
          <table:table-cell office:value-type="string">
            <text:p>sleeping</text:p>
          </table:table-cell>
          <table:table-cell table:style-name="ce1" office:value-type="float" office:value="65">
            <text:p>65.00</text:p>
          </table:table-cell>
          <table:table-cell table:style-name="ce3" table:formula="of:=[.B2]*([.$C$12]/70)" office:value-type="float" office:value="65">
            <text:p>65.00</text:p>
          </table:table-cell>
          <table:table-cell table:style-name="ce3" table:formula="of:=[.C2]/60" office:value-type="float" office:value="1.08333333333333">
            <text:p>1.08</text:p>
          </table:table-cell>
          <table:table-cell table:style-name="ce3" table:formula="of:=1000*[.D2]/[.$B$20]" office:value-type="float" office:value="10.0232539491621">
            <text:p>10.02</text:p>
          </table:table-cell>
          <table:table-cell table:style-name="ce3" table:formula="of:=1000000*[.D2]/[.$B$19]" office:value-type="float" office:value="224.525043177893">
            <text:p>224.53</text:p>
          </table:table-cell>
          <table:table-cell table:style-name="ce3" table:formula="of:=[.$B$15]*[.E2]" office:value-type="float" office:value="8.01860315932964">
            <text:p>8.02</text:p>
          </table:table-cell>
          <table:table-cell table:style-name="ce3" table:formula="of:=1000*[.G2]*[.$B$18]" office:value-type="float" office:value="203.964141787976">
            <text:p>203.96</text:p>
          </table:table-cell>
          <table:table-cell office:value-type="float" office:value="40">
            <text:p>40.00</text:p>
          </table:table-cell>
          <table:table-cell table:style-name="ce3" table:formula="of:=[.H2]/([.I2]/760)/1000" office:value-type="float" office:value="3.87531869397154">
            <text:p>3.88</text:p>
          </table:table-cell>
          <table:table-cell table:style-name="ce4" table:formula="of:=[.$M$18]+[.$L$17]*[.C2]" office:value-type="float" office:value="5.4">
            <text:p>5.40</text:p>
          </table:table-cell>
          <table:table-cell table:style-name="ce3" table:formula="of:=(1-[.$N$14])*[.K2]" office:value-type="float" office:value="5.292">
            <text:p>5.29</text:p>
          </table:table-cell>
          <table:table-cell table:style-name="ce3" table:formula="of:=[.K2]*[.$N$14]" office:value-type="float" office:value="0.108">
            <text:p>0.11</text:p>
          </table:table-cell>
          <table:table-cell table:style-name="ce3" table:formula="of:=[.G2]/[.L2]" office:value-type="float" office:value="1.51523113366017">
            <text:p>1.52</text:p>
          </table:table-cell>
          <table:table-cell table:style-name="ce3" table:formula="of:=[.E2]/[.L2]" office:value-type="float" office:value="1.89403891707522">
            <text:p>1.89</text:p>
          </table:table-cell>
          <table:table-cell table:style-name="ce3" table:formula="of:=[.G2]/[.J2]" office:value-type="float" office:value="2.06914677025232">
            <text:p>2.07</text:p>
          </table:table-cell>
          <table:table-cell table:style-name="ce3" table:formula="of:=[.$B$22]*[.P2]" office:value-type="float" office:value="1.2497646492324">
            <text:p>1.25</text:p>
          </table:table-cell>
          <table:table-cell table:style-name="ce3" table:formula="of:=[.Q2]*10^(7.4-[.$B$23])+[.Q2]" office:value-type="float" office:value="26.1858477211695">
            <text:p>26.19</text:p>
          </table:table-cell>
          <table:table-cell table:style-name="ce3" table:formula="of:=[.R2]+[.N2]*[.M2]/[.L2]" office:value-type="float" office:value="26.2167708055299">
            <text:p>26.22</text:p>
          </table:table-cell>
          <table:table-cell table:style-name="ce3" table:formula="of:=[.S2]+[.N2]" office:value-type="float" office:value="27.7320019391901">
            <text:p>27.73</text:p>
          </table:table-cell>
          <table:table-cell table:style-name="ce3" table:formula="of:=[.$B$25]*[.J2]" office:value-type="float" office:value="33.2825847240766">
            <text:p>33.28</text:p>
          </table:table-cell>
          <table:table-cell table:style-name="ce3" table:formula="of:=[.U2]-[.E2]" office:value-type="float" office:value="23.2593307749146">
            <text:p>23.26</text:p>
          </table:table-cell>
          <table:table-cell table:style-name="ce3" table:formula="of:=[.V2]/[.J2]" office:value-type="float" office:value="6.00191432283927">
            <text:p>6.00</text:p>
          </table:table-cell>
          <table:table-cell table:style-name="ce3" table:formula="of:=([.W2]*8.314*310)*(760/101325)" office:value-type="float" office:value="116.026845637584">
            <text:p>116.0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2]-[.O2]*[.M2]/[.L2]" office:value-type="float" office:value="8.10934614454949">
            <text:p>8.11</text:p>
          </table:table-cell>
          <table:table-cell table:style-name="ce5" table:formula="of:=[.Z2]/[.$B$27]" office:value-type="float" office:value="0.965398350541605">
            <text:p>0.97</text:p>
          </table:table-cell>
          <table:table-cell table:style-name="ce3" table:formula="of:=[.Z2]-[.O2]" office:value-type="float" office:value="6.21530722747427">
            <text:p>6.22</text:p>
          </table:table-cell>
          <table:table-cell table:style-name="ce5" table:formula="of:=[.AB2]/[.$B$27]" office:value-type="float" office:value="0.73991752708027">
            <text:p>0.74</text:p>
          </table:table-cell>
          <table:table-cell table:number-columns-repeated="995"/>
        </table:table-row>
        <table:table-row table:style-name="ro1">
          <table:table-cell office:value-type="string">
            <text:p>awake lying still</text:p>
          </table:table-cell>
          <table:table-cell table:style-name="ce1" office:value-type="float" office:value="77">
            <text:p>77.00</text:p>
          </table:table-cell>
          <table:table-cell table:style-name="ce3" table:formula="of:=[.B3]*([.$C$12]/70)" office:value-type="float" office:value="77">
            <text:p>77.00</text:p>
          </table:table-cell>
          <table:table-cell table:style-name="ce3" table:formula="of:=[.C3]/60" office:value-type="float" office:value="1.28333333333333">
            <text:p>1.28</text:p>
          </table:table-cell>
          <table:table-cell table:style-name="ce3" table:formula="of:=1000*[.D3]/[.$B$20]" office:value-type="float" office:value="11.8737008320843">
            <text:p>11.87</text:p>
          </table:table-cell>
          <table:table-cell table:style-name="ce3" table:formula="of:=1000000*[.D3]/[.$B$19]" office:value-type="float" office:value="265.975820379965">
            <text:p>265.98</text:p>
          </table:table-cell>
          <table:table-cell table:style-name="ce3" table:formula="of:=[.$B$15]*[.E3]" office:value-type="float" office:value="9.49896066566743">
            <text:p>9.50</text:p>
          </table:table-cell>
          <table:table-cell table:style-name="ce3" table:formula="of:=1000*[.G3]*[.$B$18]" office:value-type="float" office:value="241.61906027191">
            <text:p>241.62</text:p>
          </table:table-cell>
          <table:table-cell office:value-type="float" office:value="40">
            <text:p>40.00</text:p>
          </table:table-cell>
          <table:table-cell table:style-name="ce3" table:formula="of:=[.H3]/([.I3]/760)/1000" office:value-type="float" office:value="4.59076214516629">
            <text:p>4.59</text:p>
          </table:table-cell>
          <table:table-cell table:style-name="ce4" table:formula="of:=[.$M$18]+[.$L$17]*[.C3]" office:value-type="float" office:value="5.60521739130435">
            <text:p>5.61</text:p>
          </table:table-cell>
          <table:table-cell table:style-name="ce3" table:formula="of:=(1-[.$N$14])*[.K3]" office:value-type="float" office:value="5.49311304347826">
            <text:p>5.49</text:p>
          </table:table-cell>
          <table:table-cell table:style-name="ce3" table:formula="of:=[.K3]*[.$N$14]" office:value-type="float" office:value="0.112104347826087">
            <text:p>0.11</text:p>
          </table:table-cell>
          <table:table-cell table:style-name="ce3" table:formula="of:=[.G3]/[.L3]" office:value-type="float" office:value="1.72924907797868">
            <text:p>1.73</text:p>
          </table:table-cell>
          <table:table-cell table:style-name="ce3" table:formula="of:=[.E3]/[.L3]" office:value-type="float" office:value="2.16156134747335">
            <text:p>2.16</text:p>
          </table:table-cell>
          <table:table-cell table:style-name="ce3" table:formula="of:=[.G3]/[.J3]" office:value-type="float" office:value="2.06914677025232">
            <text:p>2.07</text:p>
          </table:table-cell>
          <table:table-cell table:style-name="ce3" table:formula="of:=[.$B$22]*[.P3]" office:value-type="float" office:value="1.2497646492324">
            <text:p>1.25</text:p>
          </table:table-cell>
          <table:table-cell table:style-name="ce3" table:formula="of:=[.Q3]*10^(7.4-[.$B$23])+[.Q3]" office:value-type="float" office:value="26.1858477211695">
            <text:p>26.19</text:p>
          </table:table-cell>
          <table:table-cell table:style-name="ce3" table:formula="of:=[.R3]+[.N3]*[.M3]/[.L3]" office:value-type="float" office:value="26.2211385186793">
            <text:p>26.22</text:p>
          </table:table-cell>
          <table:table-cell table:style-name="ce3" table:formula="of:=[.S3]+[.N3]" office:value-type="float" office:value="27.9503875966579">
            <text:p>27.95</text:p>
          </table:table-cell>
          <table:table-cell table:style-name="ce3" table:formula="of:=[.$B$25]*[.J3]" office:value-type="float" office:value="39.4270619039062">
            <text:p>39.43</text:p>
          </table:table-cell>
          <table:table-cell table:style-name="ce3" table:formula="of:=[.U3]-[.E3]" office:value-type="float" office:value="27.5533610718219">
            <text:p>27.55</text:p>
          </table:table-cell>
          <table:table-cell table:style-name="ce3" table:formula="of:=[.V3]/[.J3]" office:value-type="float" office:value="6.00191432283927">
            <text:p>6.00</text:p>
          </table:table-cell>
          <table:table-cell table:style-name="ce3" table:formula="of:=([.W3]*8.314*310)*(760/101325)" office:value-type="float" office:value="116.026845637584">
            <text:p>116.0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3]-[.O3]*[.M3]/[.L3]" office:value-type="float" office:value="8.10388650311279">
            <text:p>8.10</text:p>
          </table:table-cell>
          <table:table-cell table:style-name="ce5" table:formula="of:=[.Z3]/[.$B$27]" office:value-type="float" office:value="0.964748393227713">
            <text:p>0.96</text:p>
          </table:table-cell>
          <table:table-cell table:style-name="ce3" table:formula="of:=[.Z3]-[.O3]" office:value-type="float" office:value="5.94232515563944">
            <text:p>5.94</text:p>
          </table:table-cell>
          <table:table-cell table:style-name="ce5" table:formula="of:=[.AB3]/[.$B$27]" office:value-type="float" office:value="0.707419661385648">
            <text:p>0.71</text:p>
          </table:table-cell>
          <table:table-cell table:number-columns-repeated="995"/>
        </table:table-row>
        <table:table-row table:style-name="ro1">
          <table:table-cell office:value-type="string">
            <text:p>sitting at rest</text:p>
          </table:table-cell>
          <table:table-cell table:style-name="ce1" office:value-type="float" office:value="100">
            <text:p>100.00</text:p>
          </table:table-cell>
          <table:table-cell table:style-name="ce3" table:formula="of:=[.B4]*([.$C$12]/70)" office:value-type="float" office:value="100">
            <text:p>100.00</text:p>
          </table:table-cell>
          <table:table-cell table:style-name="ce3" table:formula="of:=[.C4]/60" office:value-type="float" office:value="1.66666666666667">
            <text:p>1.67</text:p>
          </table:table-cell>
          <table:table-cell table:style-name="ce3" table:formula="of:=1000*[.D4]/[.$B$20]" office:value-type="float" office:value="15.4203906910185">
            <text:p>15.42</text:p>
          </table:table-cell>
          <table:table-cell table:style-name="ce3" table:formula="of:=1000000*[.D4]/[.$B$19]" office:value-type="float" office:value="345.423143350604">
            <text:p>345.42</text:p>
          </table:table-cell>
          <table:table-cell table:style-name="ce3" table:formula="of:=[.$B$15]*[.E4]" office:value-type="float" office:value="12.3363125528148">
            <text:p>12.34</text:p>
          </table:table-cell>
          <table:table-cell table:style-name="ce3" table:formula="of:=1000*[.G4]*[.$B$18]" office:value-type="float" office:value="313.790987366117">
            <text:p>313.79</text:p>
          </table:table-cell>
          <table:table-cell office:value-type="float" office:value="40">
            <text:p>40.00</text:p>
          </table:table-cell>
          <table:table-cell table:style-name="ce3" table:formula="of:=[.H4]/([.I4]/760)/1000" office:value-type="float" office:value="5.96202875995622">
            <text:p>5.96</text:p>
          </table:table-cell>
          <table:table-cell table:style-name="ce4" table:formula="of:=[.$M$18]+[.$L$17]*[.C4]" office:value-type="float" office:value="5.99855072463768">
            <text:p>6.00</text:p>
          </table:table-cell>
          <table:table-cell table:style-name="ce3" table:formula="of:=(1-[.$N$14])*[.K4]" office:value-type="float" office:value="5.87857971014493">
            <text:p>5.88</text:p>
          </table:table-cell>
          <table:table-cell table:style-name="ce3" table:formula="of:=[.K4]*[.$N$14]" office:value-type="float" office:value="0.119971014492754">
            <text:p>0.12</text:p>
          </table:table-cell>
          <table:table-cell table:style-name="ce3" table:formula="of:=[.G4]/[.L4]" office:value-type="float" office:value="2.09851922761641">
            <text:p>2.10</text:p>
          </table:table-cell>
          <table:table-cell table:style-name="ce3" table:formula="of:=[.E4]/[.L4]" office:value-type="float" office:value="2.62314903452051">
            <text:p>2.62</text:p>
          </table:table-cell>
          <table:table-cell table:style-name="ce3" table:formula="of:=[.G4]/[.J4]" office:value-type="float" office:value="2.06914677025232">
            <text:p>2.07</text:p>
          </table:table-cell>
          <table:table-cell table:style-name="ce3" table:formula="of:=[.$B$22]*[.P4]" office:value-type="float" office:value="1.2497646492324">
            <text:p>1.25</text:p>
          </table:table-cell>
          <table:table-cell table:style-name="ce3" table:formula="of:=[.Q4]*10^(7.4-[.$B$23])+[.Q4]" office:value-type="float" office:value="26.1858477211695">
            <text:p>26.19</text:p>
          </table:table-cell>
          <table:table-cell table:style-name="ce3" table:formula="of:=[.R4]+[.N4]*[.M4]/[.L4]" office:value-type="float" office:value="26.2286746441821">
            <text:p>26.23</text:p>
          </table:table-cell>
          <table:table-cell table:style-name="ce3" table:formula="of:=[.S4]+[.N4]" office:value-type="float" office:value="28.3271938717985">
            <text:p>28.33</text:p>
          </table:table-cell>
          <table:table-cell table:style-name="ce3" table:formula="of:=[.$B$25]*[.J4]" office:value-type="float" office:value="51.2039764985795">
            <text:p>51.20</text:p>
          </table:table-cell>
          <table:table-cell table:style-name="ce3" table:formula="of:=[.U4]-[.E4]" office:value-type="float" office:value="35.7835858075609">
            <text:p>35.78</text:p>
          </table:table-cell>
          <table:table-cell table:style-name="ce3" table:formula="of:=[.V4]/[.J4]" office:value-type="float" office:value="6.00191432283927">
            <text:p>6.00</text:p>
          </table:table-cell>
          <table:table-cell table:style-name="ce3" table:formula="of:=([.W4]*8.314*310)*(760/101325)" office:value-type="float" office:value="116.026845637584">
            <text:p>116.0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4]-[.O4]*[.M4]/[.L4]" office:value-type="float" office:value="8.09446634623428">
            <text:p>8.09</text:p>
          </table:table-cell>
          <table:table-cell table:style-name="ce5" table:formula="of:=[.Z4]/[.$B$27]" office:value-type="float" office:value="0.963626945980271">
            <text:p>0.96</text:p>
          </table:table-cell>
          <table:table-cell table:style-name="ce3" table:formula="of:=[.Z4]-[.O4]" office:value-type="float" office:value="5.47131731171376">
            <text:p>5.47</text:p>
          </table:table-cell>
          <table:table-cell table:style-name="ce5" table:formula="of:=[.AB4]/[.$B$27]" office:value-type="float" office:value="0.651347299013543">
            <text:p>0.65</text:p>
          </table:table-cell>
          <table:table-cell table:number-columns-repeated="995"/>
        </table:table-row>
        <table:table-row table:style-name="ro1">
          <table:table-cell office:value-type="string">
            <text:p>standing relaxed</text:p>
          </table:table-cell>
          <table:table-cell table:style-name="ce1" office:value-type="float" office:value="105">
            <text:p>105.00</text:p>
          </table:table-cell>
          <table:table-cell table:style-name="ce3" table:formula="of:=[.B5]*([.$C$12]/70)" office:value-type="float" office:value="105">
            <text:p>105.00</text:p>
          </table:table-cell>
          <table:table-cell table:style-name="ce3" table:formula="of:=[.C5]/60" office:value-type="float" office:value="1.75">
            <text:p>1.75</text:p>
          </table:table-cell>
          <table:table-cell table:style-name="ce3" table:formula="of:=1000*[.D5]/[.$B$20]" office:value-type="float" office:value="16.1914102255695">
            <text:p>16.19</text:p>
          </table:table-cell>
          <table:table-cell table:style-name="ce3" table:formula="of:=1000000*[.D5]/[.$B$19]" office:value-type="float" office:value="362.694300518135">
            <text:p>362.69</text:p>
          </table:table-cell>
          <table:table-cell table:style-name="ce3" table:formula="of:=[.$B$15]*[.E5]" office:value-type="float" office:value="12.9531281804556">
            <text:p>12.95</text:p>
          </table:table-cell>
          <table:table-cell table:style-name="ce3" table:formula="of:=1000*[.G5]*[.$B$18]" office:value-type="float" office:value="329.480536734423">
            <text:p>329.48</text:p>
          </table:table-cell>
          <table:table-cell office:value-type="float" office:value="40">
            <text:p>40.00</text:p>
          </table:table-cell>
          <table:table-cell table:style-name="ce3" table:formula="of:=[.H5]/([.I5]/760)/1000" office:value-type="float" office:value="6.26013019795403">
            <text:p>6.26</text:p>
          </table:table-cell>
          <table:table-cell table:style-name="ce4" table:formula="of:=[.$M$18]+[.$L$17]*[.C5]" office:value-type="float" office:value="6.08405797101449">
            <text:p>6.08</text:p>
          </table:table-cell>
          <table:table-cell table:style-name="ce3" table:formula="of:=(1-[.$N$14])*[.K5]" office:value-type="float" office:value="5.9623768115942">
            <text:p>5.96</text:p>
          </table:table-cell>
          <table:table-cell table:style-name="ce3" table:formula="of:=[.K5]*[.$N$14]" office:value-type="float" office:value="0.12168115942029">
            <text:p>0.12</text:p>
          </table:table-cell>
          <table:table-cell table:style-name="ce3" table:formula="of:=[.G5]/[.L5]" office:value-type="float" office:value="2.17247728376835">
            <text:p>2.17</text:p>
          </table:table-cell>
          <table:table-cell table:style-name="ce3" table:formula="of:=[.E5]/[.L5]" office:value-type="float" office:value="2.71559660471044">
            <text:p>2.72</text:p>
          </table:table-cell>
          <table:table-cell table:style-name="ce3" table:formula="of:=[.G5]/[.J5]" office:value-type="float" office:value="2.06914677025232">
            <text:p>2.07</text:p>
          </table:table-cell>
          <table:table-cell table:style-name="ce3" table:formula="of:=[.$B$22]*[.P5]" office:value-type="float" office:value="1.2497646492324">
            <text:p>1.25</text:p>
          </table:table-cell>
          <table:table-cell table:style-name="ce3" table:formula="of:=[.Q5]*10^(7.4-[.$B$23])+[.Q5]" office:value-type="float" office:value="26.1858477211695">
            <text:p>26.19</text:p>
          </table:table-cell>
          <table:table-cell table:style-name="ce3" table:formula="of:=[.R5]+[.N5]*[.M5]/[.L5]" office:value-type="float" office:value="26.2301839922668">
            <text:p>26.23</text:p>
          </table:table-cell>
          <table:table-cell table:style-name="ce3" table:formula="of:=[.S5]+[.N5]" office:value-type="float" office:value="28.4026612760352">
            <text:p>28.40</text:p>
          </table:table-cell>
          <table:table-cell table:style-name="ce3" table:formula="of:=[.$B$25]*[.J5]" office:value-type="float" office:value="53.7641753235084">
            <text:p>53.76</text:p>
          </table:table-cell>
          <table:table-cell table:style-name="ce3" table:formula="of:=[.U5]-[.E5]" office:value-type="float" office:value="37.5727650979389">
            <text:p>37.57</text:p>
          </table:table-cell>
          <table:table-cell table:style-name="ce3" table:formula="of:=[.V5]/[.J5]" office:value-type="float" office:value="6.00191432283927">
            <text:p>6.00</text:p>
          </table:table-cell>
          <table:table-cell table:style-name="ce3" table:formula="of:=([.W5]*8.314*310)*(760/101325)" office:value-type="float" office:value="116.026845637584">
            <text:p>116.0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5]-[.O5]*[.M5]/[.L5]" office:value-type="float" office:value="8.09257966112836">
            <text:p>8.09</text:p>
          </table:table-cell>
          <table:table-cell table:style-name="ce5" table:formula="of:=[.Z5]/[.$B$27]" office:value-type="float" office:value="0.963402340610519">
            <text:p>0.96</text:p>
          </table:table-cell>
          <table:table-cell table:style-name="ce3" table:formula="of:=[.Z5]-[.O5]" office:value-type="float" office:value="5.37698305641792">
            <text:p>5.38</text:p>
          </table:table-cell>
          <table:table-cell table:style-name="ce5" table:formula="of:=[.AB5]/[.$B$27]" office:value-type="float" office:value="0.640117030525943">
            <text:p>0.64</text:p>
          </table:table-cell>
          <table:table-cell table:number-columns-repeated="995"/>
        </table:table-row>
        <table:table-row table:style-name="ro1">
          <table:table-cell office:value-type="string">
            <text:p>dressing und undressing</text:p>
          </table:table-cell>
          <table:table-cell table:style-name="ce1" office:value-type="float" office:value="118">
            <text:p>118.00</text:p>
          </table:table-cell>
          <table:table-cell table:style-name="ce3" table:formula="of:=[.B6]*([.$C$12]/70)" office:value-type="float" office:value="118">
            <text:p>118.00</text:p>
          </table:table-cell>
          <table:table-cell table:style-name="ce3" table:formula="of:=[.C6]/60" office:value-type="float" office:value="1.96666666666667">
            <text:p>1.97</text:p>
          </table:table-cell>
          <table:table-cell table:style-name="ce3" table:formula="of:=1000*[.D6]/[.$B$20]" office:value-type="float" office:value="18.1960610154019">
            <text:p>18.20</text:p>
          </table:table-cell>
          <table:table-cell table:style-name="ce3" table:formula="of:=1000000*[.D6]/[.$B$19]" office:value-type="float" office:value="407.599309153713">
            <text:p>407.60</text:p>
          </table:table-cell>
          <table:table-cell table:style-name="ce3" table:formula="of:=[.$B$15]*[.E6]" office:value-type="float" office:value="14.5568488123215">
            <text:p>14.56</text:p>
          </table:table-cell>
          <table:table-cell table:style-name="ce3" table:formula="of:=1000*[.G6]*[.$B$18]" office:value-type="float" office:value="370.273365092018">
            <text:p>370.27</text:p>
          </table:table-cell>
          <table:table-cell office:value-type="float" office:value="40">
            <text:p>40.00</text:p>
          </table:table-cell>
          <table:table-cell table:style-name="ce3" table:formula="of:=[.H6]/([.I6]/760)/1000" office:value-type="float" office:value="7.03519393674834">
            <text:p>7.04</text:p>
          </table:table-cell>
          <table:table-cell table:style-name="ce4" table:formula="of:=[.$M$18]+[.$L$17]*[.C6]" office:value-type="float" office:value="6.3063768115942">
            <text:p>6.31</text:p>
          </table:table-cell>
          <table:table-cell table:style-name="ce3" table:formula="of:=(1-[.$N$14])*[.K6]" office:value-type="float" office:value="6.18024927536232">
            <text:p>6.18</text:p>
          </table:table-cell>
          <table:table-cell table:style-name="ce3" table:formula="of:=[.K6]*[.$N$14]" office:value-type="float" office:value="0.126127536231884">
            <text:p>0.13</text:p>
          </table:table-cell>
          <table:table-cell table:style-name="ce3" table:formula="of:=[.G6]/[.L6]" office:value-type="float" office:value="2.355382147829">
            <text:p>2.36</text:p>
          </table:table-cell>
          <table:table-cell table:style-name="ce3" table:formula="of:=[.E6]/[.L6]" office:value-type="float" office:value="2.94422768478625">
            <text:p>2.94</text:p>
          </table:table-cell>
          <table:table-cell table:style-name="ce3" table:formula="of:=[.G6]/[.J6]" office:value-type="float" office:value="2.06914677025232">
            <text:p>2.07</text:p>
          </table:table-cell>
          <table:table-cell table:style-name="ce3" table:formula="of:=[.$B$22]*[.P6]" office:value-type="float" office:value="1.2497646492324">
            <text:p>1.25</text:p>
          </table:table-cell>
          <table:table-cell table:style-name="ce3" table:formula="of:=[.Q6]*10^(7.4-[.$B$23])+[.Q6]" office:value-type="float" office:value="26.1858477211695">
            <text:p>26.19</text:p>
          </table:table-cell>
          <table:table-cell table:style-name="ce3" table:formula="of:=[.R6]+[.N6]*[.M6]/[.L6]" office:value-type="float" office:value="26.2339167445946">
            <text:p>26.23</text:p>
          </table:table-cell>
          <table:table-cell table:style-name="ce3" table:formula="of:=[.S6]+[.N6]" office:value-type="float" office:value="28.5892988924236">
            <text:p>28.59</text:p>
          </table:table-cell>
          <table:table-cell table:style-name="ce3" table:formula="of:=[.$B$25]*[.J6]" office:value-type="float" office:value="60.4206922683238">
            <text:p>60.42</text:p>
          </table:table-cell>
          <table:table-cell table:style-name="ce3" table:formula="of:=[.U6]-[.E6]" office:value-type="float" office:value="42.2246312529219">
            <text:p>42.22</text:p>
          </table:table-cell>
          <table:table-cell table:style-name="ce3" table:formula="of:=[.V6]/[.J6]" office:value-type="float" office:value="6.00191432283927">
            <text:p>6.00</text:p>
          </table:table-cell>
          <table:table-cell table:style-name="ce3" table:formula="of:=([.W6]*8.314*310)*(760/101325)" office:value-type="float" office:value="116.026845637584">
            <text:p>116.0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6]-[.O6]*[.M6]/[.L6]" office:value-type="float" office:value="8.08791372071865">
            <text:p>8.09</text:p>
          </table:table-cell>
          <table:table-cell table:style-name="ce5" table:formula="of:=[.Z6]/[.$B$27]" office:value-type="float" office:value="0.962846871514125">
            <text:p>0.96</text:p>
          </table:table-cell>
          <table:table-cell table:style-name="ce3" table:formula="of:=[.Z6]-[.O6]" office:value-type="float" office:value="5.1436860359324">
            <text:p>5.14</text:p>
          </table:table-cell>
          <table:table-cell table:style-name="ce5" table:formula="of:=[.AB6]/[.$B$27]" office:value-type="float" office:value="0.612343575706238">
            <text:p>0.61</text:p>
          </table:table-cell>
          <table:table-cell table:number-columns-repeated="995"/>
        </table:table-row>
        <table:table-row table:style-name="ro1">
          <table:table-cell office:value-type="string">
            <text:p>typewriting rapidly</text:p>
          </table:table-cell>
          <table:table-cell table:style-name="ce1" office:value-type="float" office:value="140">
            <text:p>140.00</text:p>
          </table:table-cell>
          <table:table-cell table:style-name="ce3" table:formula="of:=[.B7]*([.$C$12]/70)" office:value-type="float" office:value="140">
            <text:p>140.00</text:p>
          </table:table-cell>
          <table:table-cell table:style-name="ce3" table:formula="of:=[.C7]/60" office:value-type="float" office:value="2.33333333333333">
            <text:p>2.33</text:p>
          </table:table-cell>
          <table:table-cell table:style-name="ce3" table:formula="of:=1000*[.D7]/[.$B$20]" office:value-type="float" office:value="21.588546967426">
            <text:p>21.59</text:p>
          </table:table-cell>
          <table:table-cell table:style-name="ce3" table:formula="of:=1000000*[.D7]/[.$B$19]" office:value-type="float" office:value="483.592400690846">
            <text:p>483.59</text:p>
          </table:table-cell>
          <table:table-cell table:style-name="ce3" table:formula="of:=[.$B$15]*[.E7]" office:value-type="float" office:value="17.2708375739408">
            <text:p>17.27</text:p>
          </table:table-cell>
          <table:table-cell table:style-name="ce3" table:formula="of:=1000*[.G7]*[.$B$18]" office:value-type="float" office:value="439.307382312564">
            <text:p>439.31</text:p>
          </table:table-cell>
          <table:table-cell office:value-type="float" office:value="41">
            <text:p>41.00</text:p>
          </table:table-cell>
          <table:table-cell table:style-name="ce3" table:formula="of:=[.H7]/([.I7]/760)/1000" office:value-type="float" office:value="8.14325879408655">
            <text:p>8.14</text:p>
          </table:table-cell>
          <table:table-cell table:style-name="ce4" table:formula="of:=[.$M$18]+[.$L$17]*[.C7]" office:value-type="float" office:value="6.68260869565217">
            <text:p>6.68</text:p>
          </table:table-cell>
          <table:table-cell table:style-name="ce3" table:formula="of:=(1-[.$N$14])*[.K7]" office:value-type="float" office:value="6.54895652173913">
            <text:p>6.55</text:p>
          </table:table-cell>
          <table:table-cell table:style-name="ce3" table:formula="of:=[.K7]*[.$N$14]" office:value-type="float" office:value="0.133652173913043">
            <text:p>0.13</text:p>
          </table:table-cell>
          <table:table-cell table:style-name="ce3" table:formula="of:=[.G7]/[.L7]" office:value-type="float" office:value="2.63718922497204">
            <text:p>2.64</text:p>
          </table:table-cell>
          <table:table-cell table:style-name="ce3" table:formula="of:=[.E7]/[.L7]" office:value-type="float" office:value="3.29648653121504">
            <text:p>3.30</text:p>
          </table:table-cell>
          <table:table-cell table:style-name="ce3" table:formula="of:=[.G7]/[.J7]" office:value-type="float" office:value="2.12087543950862">
            <text:p>2.12</text:p>
          </table:table-cell>
          <table:table-cell table:style-name="ce3" table:formula="of:=[.$B$22]*[.P7]" office:value-type="float" office:value="1.28100876546321">
            <text:p>1.28</text:p>
          </table:table-cell>
          <table:table-cell table:style-name="ce3" table:formula="of:=[.Q7]*10^(7.4-[.$B$23])+[.Q7]" office:value-type="float" office:value="26.8404939141987">
            <text:p>26.84</text:p>
          </table:table-cell>
          <table:table-cell table:style-name="ce3" table:formula="of:=[.R7]+[.N7]*[.M7]/[.L7]" office:value-type="float" office:value="26.8943141024635">
            <text:p>26.89</text:p>
          </table:table-cell>
          <table:table-cell table:style-name="ce3" table:formula="of:=[.S7]+[.N7]" office:value-type="float" office:value="29.5315033274355">
            <text:p>29.53</text:p>
          </table:table-cell>
          <table:table-cell table:style-name="ce3" table:formula="of:=[.$B$25]*[.J7]" office:value-type="float" office:value="69.9371386322061">
            <text:p>69.94</text:p>
          </table:table-cell>
          <table:table-cell table:style-name="ce3" table:formula="of:=[.U7]-[.E7]" office:value-type="float" office:value="48.3485916647801">
            <text:p>48.35</text:p>
          </table:table-cell>
          <table:table-cell table:style-name="ce3" table:formula="of:=[.V7]/[.J7]" office:value-type="float" office:value="5.93725348626888">
            <text:p>5.94</text:p>
          </table:table-cell>
          <table:table-cell table:style-name="ce3" table:formula="of:=([.W7]*8.314*310)*(760/101325)" office:value-type="float" office:value="114.776845637584">
            <text:p>114.78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7]-[.O7]*[.M7]/[.L7]" office:value-type="float" office:value="8.08072476466908">
            <text:p>8.08</text:p>
          </table:table-cell>
          <table:table-cell table:style-name="ce5" table:formula="of:=[.Z7]/[.$B$27]" office:value-type="float" office:value="0.961991043412986">
            <text:p>0.96</text:p>
          </table:table-cell>
          <table:table-cell table:style-name="ce3" table:formula="of:=[.Z7]-[.O7]" office:value-type="float" office:value="4.78423823345404">
            <text:p>4.78</text:p>
          </table:table-cell>
          <table:table-cell table:style-name="ce5" table:formula="of:=[.AB7]/[.$B$27]" office:value-type="float" office:value="0.56955217064929">
            <text:p>0.57</text:p>
          </table:table-cell>
          <table:table-cell table:number-columns-repeated="995"/>
        </table:table-row>
        <table:table-row table:style-name="ro1">
          <table:table-cell office:value-type="string">
            <text:p>walking slowly (4.2 km/h)</text:p>
          </table:table-cell>
          <table:table-cell table:style-name="ce1" office:value-type="float" office:value="200">
            <text:p>200.00</text:p>
          </table:table-cell>
          <table:table-cell table:style-name="ce3" table:formula="of:=[.B8]*([.$C$12]/70)" office:value-type="float" office:value="200">
            <text:p>200.00</text:p>
          </table:table-cell>
          <table:table-cell table:style-name="ce3" table:formula="of:=[.C8]/60" office:value-type="float" office:value="3.33333333333333">
            <text:p>3.33</text:p>
          </table:table-cell>
          <table:table-cell table:style-name="ce3" table:formula="of:=1000*[.D8]/[.$B$20]" office:value-type="float" office:value="30.8407813820371">
            <text:p>30.84</text:p>
          </table:table-cell>
          <table:table-cell table:style-name="ce3" table:formula="of:=1000000*[.D8]/[.$B$19]" office:value-type="float" office:value="690.846286701209">
            <text:p>690.85</text:p>
          </table:table-cell>
          <table:table-cell table:style-name="ce3" table:formula="of:=[.$B$15]*[.E8]" office:value-type="float" office:value="24.6726251056297">
            <text:p>24.67</text:p>
          </table:table-cell>
          <table:table-cell table:style-name="ce3" table:formula="of:=1000*[.G8]*[.$B$18]" office:value-type="float" office:value="627.581974732234">
            <text:p>627.58</text:p>
          </table:table-cell>
          <table:table-cell office:value-type="float" office:value="42">
            <text:p>42.00</text:p>
          </table:table-cell>
          <table:table-cell table:style-name="ce3" table:formula="of:=[.H8]/([.I8]/760)/1000" office:value-type="float" office:value="11.3562452570595">
            <text:p>11.36</text:p>
          </table:table-cell>
          <table:table-cell table:style-name="ce4" table:formula="of:=[.$M$18]+[.$L$17]*[.C8]" office:value-type="float" office:value="7.70869565217391">
            <text:p>7.71</text:p>
          </table:table-cell>
          <table:table-cell table:style-name="ce3" table:formula="of:=(1-[.$N$14])*[.K8]" office:value-type="float" office:value="7.55452173913044">
            <text:p>7.55</text:p>
          </table:table-cell>
          <table:table-cell table:style-name="ce3" table:formula="of:=[.K8]*[.$N$14]" office:value-type="float" office:value="0.154173913043478">
            <text:p>0.15</text:p>
          </table:table-cell>
          <table:table-cell table:style-name="ce3" table:formula="of:=[.G8]/[.L8]" office:value-type="float" office:value="3.26594137360569">
            <text:p>3.27</text:p>
          </table:table-cell>
          <table:table-cell table:style-name="ce3" table:formula="of:=[.E8]/[.L8]" office:value-type="float" office:value="4.08242671700711">
            <text:p>4.08</text:p>
          </table:table-cell>
          <table:table-cell table:style-name="ce3" table:formula="of:=[.G8]/[.J8]" office:value-type="float" office:value="2.17260410876493">
            <text:p>2.17</text:p>
          </table:table-cell>
          <table:table-cell table:style-name="ce3" table:formula="of:=[.$B$22]*[.P8]" office:value-type="float" office:value="1.31225288169402">
            <text:p>1.31</text:p>
          </table:table-cell>
          <table:table-cell table:style-name="ce3" table:formula="of:=[.Q8]*10^(7.4-[.$B$23])+[.Q8]" office:value-type="float" office:value="27.495140107228">
            <text:p>27.50</text:p>
          </table:table-cell>
          <table:table-cell table:style-name="ce3" table:formula="of:=[.R8]+[.N8]*[.M8]/[.L8]" office:value-type="float" office:value="27.5617919719954">
            <text:p>27.56</text:p>
          </table:table-cell>
          <table:table-cell table:style-name="ce3" table:formula="of:=[.S8]+[.N8]" office:value-type="float" office:value="30.8277333456011">
            <text:p>30.83</text:p>
          </table:table-cell>
          <table:table-cell table:style-name="ce3" table:formula="of:=[.$B$25]*[.J8]" office:value-type="float" office:value="97.531383806818">
            <text:p>97.53</text:p>
          </table:table-cell>
          <table:table-cell table:style-name="ce3" table:formula="of:=[.U8]-[.E8]" office:value-type="float" office:value="66.6906024247809">
            <text:p>66.69</text:p>
          </table:table-cell>
          <table:table-cell table:style-name="ce3" table:formula="of:=[.V8]/[.J8]" office:value-type="float" office:value="5.8725926496985">
            <text:p>5.87</text:p>
          </table:table-cell>
          <table:table-cell table:style-name="ce3" table:formula="of:=([.W8]*8.314*310)*(760/101325)" office:value-type="float" office:value="113.526845637584">
            <text:p>113.53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8]-[.O8]*[.M8]/[.L8]" office:value-type="float" office:value="8.06468516904067">
            <text:p>8.06</text:p>
          </table:table-cell>
          <table:table-cell table:style-name="ce5" table:formula="of:=[.Z8]/[.$B$27]" office:value-type="float" office:value="0.960081567742937">
            <text:p>0.96</text:p>
          </table:table-cell>
          <table:table-cell table:style-name="ce3" table:formula="of:=[.Z8]-[.O8]" office:value-type="float" office:value="3.98225845203356">
            <text:p>3.98</text:p>
          </table:table-cell>
          <table:table-cell table:style-name="ce5" table:formula="of:=[.AB8]/[.$B$27]" office:value-type="float" office:value="0.474078387146853">
            <text:p>0.47</text:p>
          </table:table-cell>
          <table:table-cell table:number-columns-repeated="995"/>
        </table:table-row>
        <table:table-row table:style-name="ro1">
          <table:table-cell office:value-type="string">
            <text:p>swinmming</text:p>
          </table:table-cell>
          <table:table-cell table:style-name="ce1" office:value-type="float" office:value="500">
            <text:p>500.00</text:p>
          </table:table-cell>
          <table:table-cell table:style-name="ce3" table:formula="of:=[.B9]*([.$C$12]/70)" office:value-type="float" office:value="500">
            <text:p>500.00</text:p>
          </table:table-cell>
          <table:table-cell table:style-name="ce3" table:formula="of:=[.C9]/60" office:value-type="float" office:value="8.33333333333333">
            <text:p>8.33</text:p>
          </table:table-cell>
          <table:table-cell table:style-name="ce3" table:formula="of:=1000*[.D9]/[.$B$20]" office:value-type="float" office:value="77.1019534550927">
            <text:p>77.10</text:p>
          </table:table-cell>
          <table:table-cell table:style-name="ce3" table:formula="of:=1000000*[.D9]/[.$B$19]" office:value-type="float" office:value="1727.11571675302">
            <text:p>1727.12</text:p>
          </table:table-cell>
          <table:table-cell table:style-name="ce3" table:formula="of:=[.$B$15]*[.E9]" office:value-type="float" office:value="61.6815627640742">
            <text:p>61.68</text:p>
          </table:table-cell>
          <table:table-cell table:style-name="ce3" table:formula="of:=1000*[.G9]*[.$B$18]" office:value-type="float" office:value="1568.95493683058">
            <text:p>1568.95</text:p>
          </table:table-cell>
          <table:table-cell office:value-type="float" office:value="43">
            <text:p>43.00</text:p>
          </table:table-cell>
          <table:table-cell table:style-name="ce3" table:formula="of:=[.H9]/([.I9]/760)/1000" office:value-type="float" office:value="27.7303663253778">
            <text:p>27.73</text:p>
          </table:table-cell>
          <table:table-cell table:style-name="ce4" table:formula="of:=[.$M$18]+[.$L$17]*[.C9]" office:value-type="float" office:value="12.8391304347826">
            <text:p>12.84</text:p>
          </table:table-cell>
          <table:table-cell table:style-name="ce3" table:formula="of:=(1-[.$N$14])*[.K9]" office:value-type="float" office:value="12.582347826087">
            <text:p>12.58</text:p>
          </table:table-cell>
          <table:table-cell table:style-name="ce3" table:formula="of:=[.K9]*[.$N$14]" office:value-type="float" office:value="0.256782608695652">
            <text:p>0.26</text:p>
          </table:table-cell>
          <table:table-cell table:style-name="ce3" table:formula="of:=[.G9]/[.L9]" office:value-type="float" office:value="4.90222998256255">
            <text:p>4.90</text:p>
          </table:table-cell>
          <table:table-cell table:style-name="ce3" table:formula="of:=[.E9]/[.L9]" office:value-type="float" office:value="6.12778747820319">
            <text:p>6.13</text:p>
          </table:table-cell>
          <table:table-cell table:style-name="ce3" table:formula="of:=[.G9]/[.J9]" office:value-type="float" office:value="2.22433277802124">
            <text:p>2.22</text:p>
          </table:table-cell>
          <table:table-cell table:style-name="ce3" table:formula="of:=[.$B$22]*[.P9]" office:value-type="float" office:value="1.34349699792483">
            <text:p>1.34</text:p>
          </table:table-cell>
          <table:table-cell table:style-name="ce3" table:formula="of:=[.Q9]*10^(7.4-[.$B$23])+[.Q9]" office:value-type="float" office:value="28.1497863002572">
            <text:p>28.15</text:p>
          </table:table-cell>
          <table:table-cell table:style-name="ce3" table:formula="of:=[.R9]+[.N9]*[.M9]/[.L9]" office:value-type="float" office:value="28.2498318101054">
            <text:p>28.25</text:p>
          </table:table-cell>
          <table:table-cell table:style-name="ce3" table:formula="of:=[.S9]+[.N9]" office:value-type="float" office:value="33.152061792668">
            <text:p>33.15</text:p>
          </table:table-cell>
          <table:table-cell table:style-name="ce3" table:formula="of:=[.$B$25]*[.J9]" office:value-type="float" office:value="238.158030225951">
            <text:p>238.16</text:p>
          </table:table-cell>
          <table:table-cell table:style-name="ce3" table:formula="of:=[.U9]-[.E9]" office:value-type="float" office:value="161.056076770858">
            <text:p>161.06</text:p>
          </table:table-cell>
          <table:table-cell table:style-name="ce3" table:formula="of:=[.V9]/[.J9]" office:value-type="float" office:value="5.80793181312812">
            <text:p>5.81</text:p>
          </table:table-cell>
          <table:table-cell table:style-name="ce3" table:formula="of:=([.W9]*8.314*310)*(760/101325)" office:value-type="float" office:value="112.276845637584">
            <text:p>112.28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9]-[.O9]*[.M9]/[.L9]" office:value-type="float" office:value="8.02294311268973">
            <text:p>8.02</text:p>
          </table:table-cell>
          <table:table-cell table:style-name="ce5" table:formula="of:=[.Z9]/[.$B$27]" office:value-type="float" office:value="0.955112275320206">
            <text:p>0.96</text:p>
          </table:table-cell>
          <table:table-cell table:style-name="ce3" table:formula="of:=[.Z9]-[.O9]" office:value-type="float" office:value="1.89515563448654">
            <text:p>1.90</text:p>
          </table:table-cell>
          <table:table-cell table:style-name="ce5" table:formula="of:=[.AB9]/[.$B$27]" office:value-type="float" office:value="0.225613766010303">
            <text:p>0.23</text:p>
          </table:table-cell>
          <table:table-cell table:number-columns-repeated="995"/>
        </table:table-row>
        <table:table-row table:style-name="ro1">
          <table:table-cell office:value-type="string">
            <text:p>running (8.5 km/h)</text:p>
          </table:table-cell>
          <table:table-cell table:style-name="ce1" office:value-type="float" office:value="570">
            <text:p>570.00</text:p>
          </table:table-cell>
          <table:table-cell table:style-name="ce3" table:formula="of:=[.B10]*([.$C$12]/70)" office:value-type="float" office:value="570">
            <text:p>570.00</text:p>
          </table:table-cell>
          <table:table-cell table:style-name="ce3" table:formula="of:=[.C10]/60" office:value-type="float" office:value="9.5">
            <text:p>9.50</text:p>
          </table:table-cell>
          <table:table-cell table:style-name="ce3" table:formula="of:=1000*[.D10]/[.$B$20]" office:value-type="float" office:value="87.8962269388057">
            <text:p>87.90</text:p>
          </table:table-cell>
          <table:table-cell table:style-name="ce3" table:formula="of:=1000000*[.D10]/[.$B$19]" office:value-type="float" office:value="1968.91191709845">
            <text:p>1968.91</text:p>
          </table:table-cell>
          <table:table-cell table:style-name="ce3" table:formula="of:=[.$B$15]*[.E10]" office:value-type="float" office:value="70.3169815510446">
            <text:p>70.32</text:p>
          </table:table-cell>
          <table:table-cell table:style-name="ce3" table:formula="of:=1000*[.G10]*[.$B$18]" office:value-type="float" office:value="1788.60862798687">
            <text:p>1788.61</text:p>
          </table:table-cell>
          <table:table-cell office:value-type="float" office:value="43">
            <text:p>43.00</text:p>
          </table:table-cell>
          <table:table-cell table:style-name="ce3" table:formula="of:=[.H10]/([.I10]/760)/1000" office:value-type="float" office:value="31.6126176109307">
            <text:p>31.61</text:p>
          </table:table-cell>
          <table:table-cell table:style-name="ce4" table:formula="of:=[.$M$18]+[.$L$17]*[.C10]" office:value-type="float" office:value="14.036231884058">
            <text:p>14.04</text:p>
          </table:table-cell>
          <table:table-cell table:style-name="ce3" table:formula="of:=(1-[.$N$14])*[.K10]" office:value-type="float" office:value="13.7555072463768">
            <text:p>13.76</text:p>
          </table:table-cell>
          <table:table-cell table:style-name="ce3" table:formula="of:=[.K10]*[.$N$14]" office:value-type="float" office:value="0.280724637681159">
            <text:p>0.28</text:p>
          </table:table-cell>
          <table:table-cell table:style-name="ce3" table:formula="of:=[.G10]/[.L10]" office:value-type="float" office:value="5.1119148346613">
            <text:p>5.11</text:p>
          </table:table-cell>
          <table:table-cell table:style-name="ce3" table:formula="of:=[.E10]/[.L10]" office:value-type="float" office:value="6.38989354332662">
            <text:p>6.39</text:p>
          </table:table-cell>
          <table:table-cell table:style-name="ce3" table:formula="of:=[.G10]/[.J10]" office:value-type="float" office:value="2.22433277802124">
            <text:p>2.22</text:p>
          </table:table-cell>
          <table:table-cell table:style-name="ce3" table:formula="of:=[.$B$22]*[.P10]" office:value-type="float" office:value="1.34349699792483">
            <text:p>1.34</text:p>
          </table:table-cell>
          <table:table-cell table:style-name="ce3" table:formula="of:=[.Q10]*10^(7.4-[.$B$23])+[.Q10]" office:value-type="float" office:value="28.1497863002572">
            <text:p>28.15</text:p>
          </table:table-cell>
          <table:table-cell table:style-name="ce3" table:formula="of:=[.R10]+[.N10]*[.M10]/[.L10]" office:value-type="float" office:value="28.2541110928013">
            <text:p>28.25</text:p>
          </table:table-cell>
          <table:table-cell table:style-name="ce3" table:formula="of:=[.S10]+[.N10]" office:value-type="float" office:value="33.3660259274626">
            <text:p>33.37</text:p>
          </table:table-cell>
          <table:table-cell table:style-name="ce3" table:formula="of:=[.$B$25]*[.J10]" office:value-type="float" office:value="271.500154457584">
            <text:p>271.50</text:p>
          </table:table-cell>
          <table:table-cell table:style-name="ce3" table:formula="of:=[.U10]-[.E10]" office:value-type="float" office:value="183.603927518778">
            <text:p>183.60</text:p>
          </table:table-cell>
          <table:table-cell table:style-name="ce3" table:formula="of:=[.V10]/[.J10]" office:value-type="float" office:value="5.80793181312812">
            <text:p>5.81</text:p>
          </table:table-cell>
          <table:table-cell table:style-name="ce3" table:formula="of:=([.W10]*8.314*310)*(760/101325)" office:value-type="float" office:value="112.276845637584">
            <text:p>112.28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10]-[.O10]*[.M10]/[.L10]" office:value-type="float" office:value="8.01759400931987">
            <text:p>8.02</text:p>
          </table:table-cell>
          <table:table-cell table:style-name="ce5" table:formula="of:=[.Z10]/[.$B$27]" office:value-type="float" office:value="0.954475477299984">
            <text:p>0.95</text:p>
          </table:table-cell>
          <table:table-cell table:style-name="ce3" table:formula="of:=[.Z10]-[.O10]" office:value-type="float" office:value="1.62770046599324">
            <text:p>1.63</text:p>
          </table:table-cell>
          <table:table-cell table:style-name="ce5" table:formula="of:=[.AB10]/[.$B$27]" office:value-type="float" office:value="0.193773864999196">
            <text:p>0.19</text:p>
          </table:table-cell>
          <table:table-cell table:number-columns-repeated="995"/>
        </table:table-row>
        <table:table-row table:style-name="ro1">
          <table:table-cell office:value-type="string">
            <text:p>walking upstairs rapidly</text:p>
          </table:table-cell>
          <table:table-cell table:style-name="ce1" office:value-type="float" office:value="1100">
            <text:p>1100.00</text:p>
          </table:table-cell>
          <table:table-cell table:style-name="ce3" table:formula="of:=[.B11]*([.$C$12]/70)" office:value-type="float" office:value="1100">
            <text:p>1100.00</text:p>
          </table:table-cell>
          <table:table-cell table:style-name="ce3" table:formula="of:=[.C11]/60" office:value-type="float" office:value="18.3333333333333">
            <text:p>18.33</text:p>
          </table:table-cell>
          <table:table-cell table:style-name="ce3" table:formula="of:=1000*[.D11]/[.$B$20]" office:value-type="float" office:value="169.624297601204">
            <text:p>169.62</text:p>
          </table:table-cell>
          <table:table-cell table:style-name="ce3" table:formula="of:=1000000*[.D11]/[.$B$19]" office:value-type="float" office:value="3799.65457685665">
            <text:p>3799.65</text:p>
          </table:table-cell>
          <table:table-cell table:style-name="ce3" table:formula="of:=[.$B$15]*[.E11]" office:value-type="float" office:value="135.699438080963">
            <text:p>135.70</text:p>
          </table:table-cell>
          <table:table-cell table:style-name="ce3" table:formula="of:=1000*[.G11]*[.$B$18]" office:value-type="float" office:value="3451.70086102729">
            <text:p>3451.70</text:p>
          </table:table-cell>
          <table:table-cell office:value-type="float" office:value="45">
            <text:p>45.00</text:p>
          </table:table-cell>
          <table:table-cell table:style-name="ce3" table:formula="of:=[.H11]/([.I11]/760)/1000" office:value-type="float" office:value="58.2953923195719">
            <text:p>58.30</text:p>
          </table:table-cell>
          <table:table-cell table:style-name="ce4" table:formula="of:=[.$M$18]+[.$L$17]*[.C11]" office:value-type="float" office:value="23.1">
            <text:p>23.10</text:p>
          </table:table-cell>
          <table:table-cell table:style-name="ce3" table:formula="of:=(1-[.$N$14])*[.K11]" office:value-type="float" office:value="22.638">
            <text:p>22.64</text:p>
          </table:table-cell>
          <table:table-cell table:style-name="ce3" table:formula="of:=[.K11]*[.$N$14]" office:value-type="float" office:value="0.462">
            <text:p>0.46</text:p>
          </table:table-cell>
          <table:table-cell table:style-name="ce3" table:formula="of:=[.G11]/[.L11]" office:value-type="float" office:value="5.99432096832597">
            <text:p>5.99</text:p>
          </table:table-cell>
          <table:table-cell table:style-name="ce3" table:formula="of:=[.E11]/[.L11]" office:value-type="float" office:value="7.49290121040746">
            <text:p>7.49</text:p>
          </table:table-cell>
          <table:table-cell table:style-name="ce3" table:formula="of:=[.G11]/[.J11]" office:value-type="float" office:value="2.32779011653386">
            <text:p>2.33</text:p>
          </table:table-cell>
          <table:table-cell table:style-name="ce3" table:formula="of:=[.$B$22]*[.P11]" office:value-type="float" office:value="1.40598523038645">
            <text:p>1.41</text:p>
          </table:table-cell>
          <table:table-cell table:style-name="ce3" table:formula="of:=[.Q11]*10^(7.4-[.$B$23])+[.Q11]" office:value-type="float" office:value="29.4590786863157">
            <text:p>29.46</text:p>
          </table:table-cell>
          <table:table-cell table:style-name="ce3" table:formula="of:=[.R11]+[.N11]*[.M11]/[.L11]" office:value-type="float" office:value="29.5814117673019">
            <text:p>29.58</text:p>
          </table:table-cell>
          <table:table-cell table:style-name="ce3" table:formula="of:=[.S11]+[.N11]" office:value-type="float" office:value="35.5757327356279">
            <text:p>35.58</text:p>
          </table:table-cell>
          <table:table-cell table:style-name="ce3" table:formula="of:=[.$B$25]*[.J11]" office:value-type="float" office:value="500.661103541666">
            <text:p>500.66</text:p>
          </table:table-cell>
          <table:table-cell table:style-name="ce3" table:formula="of:=[.U11]-[.E11]" office:value-type="float" office:value="331.036805940462">
            <text:p>331.04</text:p>
          </table:table-cell>
          <table:table-cell table:style-name="ce3" table:formula="of:=[.V11]/[.J11]" office:value-type="float" office:value="5.67861013998735">
            <text:p>5.68</text:p>
          </table:table-cell>
          <table:table-cell table:style-name="ce3" table:formula="of:=([.W11]*8.314*310)*(760/101325)" office:value-type="float" office:value="109.776845637584">
            <text:p>109.78</text:p>
          </table:table-cell>
          <table:table-cell table:style-name="ce5" table:formula="of:=[.$AB$15]*[.$B$27]" office:value-type="float" office:value="8.148">
            <text:p>8.15</text:p>
          </table:table-cell>
          <table:table-cell table:style-name="ce3" table:formula="of:=[.Y11]-[.O11]*[.M11]/[.L11]" office:value-type="float" office:value="7.9950836487672">
            <text:p>8.00</text:p>
          </table:table-cell>
          <table:table-cell table:style-name="ce5" table:formula="of:=[.Z11]/[.$B$27]" office:value-type="float" office:value="0.951795672472285">
            <text:p>0.95</text:p>
          </table:table-cell>
          <table:table-cell table:style-name="ce3" table:formula="of:=[.Z11]-[.O11]" office:value-type="float" office:value="0.502182438359738">
            <text:p>0.50</text:p>
          </table:table-cell>
          <table:table-cell table:style-name="ce5" table:formula="of:=[.AB11]/[.$B$27]" office:value-type="float" office:value="0.0597836236142545">
            <text:p>0.06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70">
            <text:p>70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lung perfusion shunt</text:p>
          </table:table-cell>
          <table:table-cell/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1">
          <table:table-cell office:value-type="string">
            <text:p>respiration quotient</text:p>
          </table:table-cell>
          <table:table-cell table:style-name="ce1" office:value-type="float" office:value="0.8">
            <text:p>0.80</text:p>
          </table:table-cell>
          <table:table-cell table:number-columns-repeated="19"/>
          <table:table-cell office:value-type="string">
            <text:p>oxygen saturation at 100-120 mmHg of O2</text:p>
          </table:table-cell>
          <table:table-cell table:number-columns-repeated="5"/>
          <table:table-cell office:value-type="float" office:value="0.97">
            <text:p>0.97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>
            <text:p>mmol to liter STP</text:p>
          </table:table-cell>
          <table:table-cell table:style-name="ce2" table:formula="of:=8.314*273/101325" office:value-type="float" office:value="0.022400414507772">
            <text:p>0.022</text:p>
          </table:table-cell>
          <table:table-cell office:value-type="string">
            <text:p>L/mmol</text:p>
          </table:table-cell>
          <table:table-cell table:number-columns-repeated="7"/>
          <table:table-cell office:value-type="string">
            <text:p>cardiac output slope</text:p>
          </table:table-cell>
          <table:table-cell table:formula="of:=(23-5.3)/(1100-65)" office:value-type="float" office:value="0.0171014492753623">
            <text:p>0.02</text:p>
          </table:table-cell>
          <table:table-cell table:number-columns-repeated="4"/>
          <table:table-cell office:value-type="string">
            <text:p>PV=nRT</text:p>
          </table:table-cell>
          <table:table-cell table:number-columns-repeated="1007"/>
        </table:table-row>
        <table:table-row table:style-name="ro1">
          <table:table-cell office:value-type="string">
            <text:p>mmol to liter 37°C</text:p>
          </table:table-cell>
          <table:table-cell table:style-name="ce2" table:formula="of:=8.314*310/101325" office:value-type="float" office:value="0.0254363681223785">
            <text:p>0.025</text:p>
          </table:table-cell>
          <table:table-cell office:value-type="string">
            <text:p>L/mmol</text:p>
          </table:table-cell>
          <table:table-cell table:number-columns-repeated="7"/>
          <table:table-cell office:value-type="string">
            <text:p>cardiac output start</text:p>
          </table:table-cell>
          <table:table-cell table:formula="of:=[.L17]*[.C2]" office:value-type="float" office:value="1.11159420289855">
            <text:p>1.11</text:p>
          </table:table-cell>
          <table:table-cell table:formula="of:=5.4-[.L18]" office:value-type="float" office:value="4.28840579710145">
            <text:p>4.29</text:p>
          </table:table-cell>
          <table:table-cell table:number-columns-repeated="3"/>
          <table:table-cell office:value-type="string">
            <text:p>P=cRT</text:p>
          </table:table-cell>
          <table:table-cell table:number-columns-repeated="1007"/>
        </table:table-row>
        <table:table-row table:style-name="ro1">
          <table:table-cell office:value-type="string">
            <text:p>energy liberated per liter of oxygen</text:p>
          </table:table-cell>
          <table:table-cell table:style-name="ce1" office:value-type="float" office:value="4825">
            <text:p>4825.00</text:p>
          </table:table-cell>
          <table:table-cell office:value-type="string">
            <text:p>cal/L</text:p>
          </table:table-cell>
          <table:table-cell table:number-columns-repeated="1021"/>
        </table:table-row>
        <table:table-row table:style-name="ro1">
          <table:table-cell office:value-type="string">
            <text:p>energy liberated per mol of oxygen</text:p>
          </table:table-cell>
          <table:table-cell table:style-name="ce1" table:formula="of:=[.B19]*[.B17]" office:value-type="float" office:value="108.082">
            <text:p>108.08</text:p>
          </table:table-cell>
          <table:table-cell office:value-type="string">
            <text:p>cal/mmol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>
            <text:p>carbon dioxide Henry's solubility</text:p>
          </table:table-cell>
          <table:table-cell table:style-name="ce1" office:value-type="float" office:value="0.604">
            <text:p>0.60</text:p>
          </table:table-cell>
          <table:table-cell table:number-columns-repeated="1022"/>
        </table:table-row>
        <table:table-row table:style-name="ro1">
          <table:table-cell office:value-type="string">
            <text:p>pKa of Henderson-Hasselbalch</text:p>
          </table:table-cell>
          <table:table-cell table:style-name="ce1" office:value-type="float" office:value="6.1">
            <text:p>6.10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>
            <text:p>air oxygen concentration</text:p>
          </table:table-cell>
          <table:table-cell table:style-name="ce1" table:formula="of:=0.21*101325/(8.314*298)" office:value-type="float" office:value="8.58834778565467">
            <text:p>8.59</text:p>
          </table:table-cell>
          <table:table-cell office:value-type="string">
            <text:p>mmol/l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>
            <text:p>hemoglobin concentration</text:p>
          </table:table-cell>
          <table:table-cell table:style-name="ce1" office:value-type="float" office:value="8.4">
            <text:p>8.40</text:p>
          </table:table-cell>
          <table:table-cell office:value-type="string">
            <text:p>mmol/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kidney Na reabsorption energy</text:p>
          </table:table-cell>
          <table:table-cell office:value-type="float" office:value="0.6">
            <text:p>0.6</text:p>
          </table:table-cell>
          <table:table-cell office:value-type="string">
            <text:p>cal/mmol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4/05/2019</text:date>, <text:time>17:3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7:36:15.94</dc:date>
    <dc:creator>Marek Matejak</dc:creator>
    <meta:document-statistic meta:table-count="1" meta:cell-count="358" meta:object-count="0"/>
    <meta:generator>OpenOffice/4.1.6$Win32 OpenOffice.org_project/416m1$Build-9790</meta:generator>
  </office:meta>
</office:document-meta>
</file>